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EEA7ADC8746C032D.png" manifest:media-type="image/png"/>
  <manifest:file-entry manifest:full-path="Pictures/1000000100000068000000206F7ED6AFFFFAE7C2.png" manifest:media-type="image/png"/>
  <manifest:file-entry manifest:full-path="Pictures/1000000100000020000000202F66C78D74654A17.png" manifest:media-type="image/png"/>
  <manifest:file-entry manifest:full-path="Pictures/10000001000000200000002012C24C17C40C9BD1.png" manifest:media-type="image/png"/>
  <manifest:file-entry manifest:full-path="Pictures/100000010000002000000020441107B16B74BE43.png" manifest:media-type="image/png"/>
  <manifest:file-entry manifest:full-path="Pictures/10000001000000200000002042524178401ED592.png" manifest:media-type="image/png"/>
  <manifest:file-entry manifest:full-path="Pictures/10000001000000200000001C9C80C28267ADE503.png" manifest:media-type="image/png"/>
  <manifest:file-entry manifest:full-path="Pictures/10000001000000200000001C432323B47A5203F5.png" manifest:media-type="image/png"/>
  <manifest:file-entry manifest:full-path="Pictures/1000000100000020000000204C0B0D0B3B6D7739.png" manifest:media-type="image/png"/>
  <manifest:file-entry manifest:full-path="Pictures/1000000100000020000000207BEAA10A768211B0.png" manifest:media-type="image/png"/>
  <manifest:file-entry manifest:full-path="Pictures/100000010000002000000020871BD77948FF10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indent="0in" style:auto-text-indent="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Title" style:master-page-name="Standard">
      <style:paragraph-properties style:page-number="1"/>
      <style:text-properties officeooo:rsid="0010d7c2" officeooo:paragraph-rsid="0010d7c2"/>
    </style:style>
    <style:style style:name="P5" style:family="paragraph" style:parent-style-name="Heading_20_1">
      <style:text-properties officeooo:paragraph-rsid="0010d7c2"/>
    </style:style>
    <style:style style:name="P6" style:family="paragraph" style:parent-style-name="Heading_20_3">
      <style:text-properties fo:color="#000000" loext:opacity="100%"/>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1">
      <style:paragraph-properties fo:margin-left="1.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6">
      <style:paragraph-properties fo:margin-left="1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7">
      <style:paragraph-properties fo:margin-left="1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text-properties officeooo:paragraph-rsid="0010d7c2"/>
    </style:style>
    <style:style style:name="P18" style:family="paragraph" style:parent-style-name="Standard">
      <style:text-properties officeooo:rsid="0010d7c2" officeooo:paragraph-rsid="0010d7c2"/>
    </style:style>
    <style:style style:name="P19" style:family="paragraph" style:parent-style-name="Table_20_Contents">
      <style:text-properties officeooo:rsid="0010d7c2" officeooo:paragraph-rsid="0010d7c2"/>
    </style:style>
    <style:style style:name="P20" style:family="paragraph" style:parent-style-name="Table_20_Contents">
      <style:paragraph-properties fo:text-align="center" style:justify-single-word="false"/>
      <style:text-properties fo:color="#000000" loext:opacity="100%" officeooo:rsid="0010d7c2" officeooo:paragraph-rsid="0010d7c2" fo:background-color="transparent"/>
    </style:style>
    <style:style style:name="T1" style:family="text">
      <style:text-properties fo:color="#1155cc" loext:opacity="100%" style:text-underline-style="solid" style:text-underline-width="auto" style:text-underline-color="font-color"/>
    </style:style>
    <style:style style:name="T2" style:family="text">
      <style:text-properties fo:font-size="16pt" style:font-size-asian="16pt" style:font-size-complex="16pt"/>
    </style:style>
    <style:style style:name="T3" style:family="text">
      <style:text-properties officeooo:rsid="0010d7c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ue Hopper</text:p>
      <text:p text:style-name="Heading_20_1"><text:bookmark text:name="_j2j0bue00ack"/>Concept</text:p>
      <text:p text:style-name="P17">A single player <text:span text:style-name="T3">arcade/score changer </text:span>type game. Will use <text:span text:style-name="T3">Godot for the engine</text:span>.</text:p>
      <text:p text:style-name="P5"><text:bookmark text:name="_46daw7vgh9c1"/>Scope</text:p>
      <text:p text:style-name="P18">Small scope; one level. </text:p>
      <text:p text:style-name="Heading_20_1"><text:bookmark text:name="_rlctrfyq4wf8"/>Requirements</text:p>
      <text:list xml:id="list3921453875" text:style-name="WWNum1">
        <text:list-item>
          <text:p text:style-name="P7">Basic C++</text:p>
          <text:list>
            <text:list-item>
              <text:p text:style-name="P8">No Templates, simple containers (array, list, etc..)</text:p>
            </text:list-item>
            <text:list-item>
              <text:p text:style-name="P8">Single Threaded</text:p>
            </text:list-item>
          </text:list>
        </text:list-item>
        <text:list-item>
          <text:p text:style-name="P7">Use Tiled for maps if needed</text:p>
          <text:list>
            <text:list-item>
              <text:p text:style-name="P8">Wall collision</text:p>
            </text:list-item>
            <text:list-item>
              <text:p text:style-name="P8">Doors</text:p>
            </text:list-item>
            <text:list-item>
              <text:p text:style-name="P8">Triggers</text:p>
            </text:list-item>
          </text:list>
        </text:list-item>
        <text:list-item>
          <text:p text:style-name="P7">Use simple sprite sheets</text:p>
        </text:list-item>
        <text:list-item>
          <text:p text:style-name="P7">Single player</text:p>
          <text:list>
            <text:list-item>
              <text:p text:style-name="P8">One base player type, equipment says what you can do</text:p>
            </text:list-item>
          </text:list>
        </text:list-item>
        <text:list-item>
          <text:p text:style-name="P7">Simple health system</text:p>
        </text:list-item>
        <text:list-item>
          <text:p text:style-name="P7">Simple combat system</text:p>
          <text:list>
            <text:list-item>
              <text:p text:style-name="P8">Melee</text:p>
            </text:list-item>
            <text:list-item>
              <text:p text:style-name="P8">Ranged</text:p>
              <text:list>
                <text:list-item>
                  <text:p text:style-name="P9">No Ammo</text:p>
                </text:list-item>
              </text:list>
            </text:list-item>
            <text:list-item>
              <text:p text:style-name="P8">Scrolls</text:p>
            </text:list-item>
          </text:list>
        </text:list-item>
        <text:list-item>
          <text:p text:style-name="P7">Multiple monster types</text:p>
          <text:list>
            <text:list-item>
              <text:p text:style-name="P8">Different health and attacks</text:p>
            </text:list-item>
          </text:list>
        </text:list-item>
        <text:list-item>
          <text:p text:style-name="P7">Simple inventory</text:p>
          <text:list>
            <text:list-item>
              <text:p text:style-name="P8">Paperdoll for equipment</text:p>
              <text:list>
                <text:list-item>
                  <text:p text:style-name="P9">Armor</text:p>
                </text:list-item>
                <text:list-item>
                  <text:p text:style-name="P9">Weapon</text:p>
                </text:list-item>
              </text:list>
            </text:list-item>
            <text:list-item>
              <text:p text:style-name="P8">Backpack slots</text:p>
            </text:list-item>
          </text:list>
        </text:list-item>
        <text:list-item>
          <text:p text:style-name="P7">Lootable items</text:p>
          <text:list>
            <text:list-item>
              <text:p text:style-name="P8">Containers (chest and barrels)</text:p>
            </text:list-item>
            <text:list-item>
              <text:p text:style-name="P8">Monsters</text:p>
            </text:list-item>
            <text:list-item>
              <text:p text:style-name="P8">Coin for score</text:p>
            </text:list-item>
          </text:list>
        </text:list-item>
        <text:list-item>
          <text:p text:style-name="P7">Activatable Items</text:p>
          <text:list>
            <text:list-item>
              <text:p text:style-name="P8">Heal (Potion)</text:p>
            </text:list-item>
            <text:list-item>
              <text:p text:style-name="P8">Protection (Scroll)</text:p>
            </text:list-item>
            <text:list-item>
              <text:p text:style-name="P8"><text:soft-page-break/>Attack (Potion)</text:p>
            </text:list-item>
            <text:list-item>
              <text:p text:style-name="P8">Direct Damage (Fireball Wand)</text:p>
            </text:list-item>
          </text:list>
        </text:list-item>
        <text:list-item>
          <text:p text:style-name="P7">Level Transitions</text:p>
        </text:list-item>
        <text:list-item>
          <text:p text:style-name="P7">Win and Lose States</text:p>
          <text:list>
            <text:list-item>
              <text:p text:style-name="P8">Win when you loot final level chest</text:p>
            </text:list-item>
            <text:list-item>
              <text:p text:style-name="P8">Loose when you die, YOLO</text:p>
            </text:list-item>
          </text:list>
        </text:list-item>
        <text:list-item>
          <text:p text:style-name="P7">Simple sound effects</text:p>
        </text:list-item>
      </text:list>
      <text:p text:style-name="Heading_20_1"><text:bookmark text:name="_tqckhbkurcrk"/></text:p>
      <text:p text:style-name="P2"><text:bookmark text:name="_wvxbiz9chmqy"/>Open Questions</text:p>
      <text:p text:style-name="P1">None at this time.</text:p>
      <text:p text:style-name="Heading_20_1"><text:bookmark text:name="_yuvnjb60dpgn"/>GamePlay</text:p>
      <text:p text:style-name="Heading_20_4"><text:bookmark text:name="_72h2x9fzttel"/>Basic UI</text:p>
      <text:p text:style-name="Standard">The UI will have the player <text:span text:style-name="T3">score, hearts, combo meter and a debuff timer.</text:span></text:p>
      <text:p text:style-name="Heading_20_3"><text:bookmark text:name="_h7oyes307kg4"/>Controls</text:p>
      <table:table table:name="Table1" table:style-name="Table1">
        <table:table-column table:style-name="Table1.A" table:number-columns-repeated="2"/>
        <table:table-row table:style-name="TableLine2772973773984">
          <table:table-cell table:style-name="Table1.A1" office:value-type="string">
            <text:p text:style-name="P20">Key</text:p>
          </table:table-cell>
          <table:table-cell table:style-name="Table1.B1" office:value-type="string">
            <text:p text:style-name="P20">Control</text:p>
          </table:table-cell>
        </table:table-row>
        <table:table-row table:style-name="TableLine2772973773984">
          <table:table-cell table:style-name="Table1.A2" office:value-type="string">
            <text:p text:style-name="P19">A and D</text:p>
          </table:table-cell>
          <table:table-cell table:style-name="Table1.B2" office:value-type="string">
            <text:p text:style-name="P19">Move left and right</text:p>
          </table:table-cell>
        </table:table-row>
        <table:table-row table:style-name="TableLine2772973773984">
          <table:table-cell table:style-name="Table1.A2" office:value-type="string">
            <text:p text:style-name="P19">Arrow Left and Arrrow Right</text:p>
          </table:table-cell>
          <table:table-cell table:style-name="Table1.B2" office:value-type="string">
            <text:p text:style-name="P19">Rotate</text:p>
          </table:table-cell>
        </table:table-row>
        <table:table-row table:style-name="TableLine2772973773984">
          <table:table-cell table:style-name="Table1.A2" office:value-type="string">
            <text:p text:style-name="P19">Space Bar</text:p>
          </table:table-cell>
          <table:table-cell table:style-name="Table1.B2" office:value-type="string">
            <text:p text:style-name="P19">Slam down </text:p>
          </table:table-cell>
        </table:table-row>
        <table:table-row table:style-name="TableLine2772973773984">
          <table:table-cell table:style-name="Table1.A2" office:value-type="string">
            <text:p text:style-name="P19">Esc</text:p>
          </table:table-cell>
          <table:table-cell table:style-name="Table1.B2" office:value-type="string">
            <text:p text:style-name="P19">Pause</text:p>
          </table:table-cell>
        </table:table-row>
      </table:table>
      <text:p text:style-name="Heading_20_3"><text:bookmark text:name="_7fjitlk7zqnh"/>Movement </text:p>
      <text:p text:style-name="Standard"/>
      <text:p text:style-name="Heading_20_3"><text:bookmark text:name="_290xa56p56pw"/>Gameplay</text:p>
      <text:p text:style-name="Standard">The game starts with the player equipped with no armor and no weapon, in a simple room with a stairwell down. This first room has a lootable chest with a health potion in it and a sign saying how to loot it (click on it when near). While in this first room the UI will have tooltips showing what each button does.</text:p>
      <text:p text:style-name="Standard"/>
      <text:p text:style-name="Standard">When the player enters the stairwell they go down a level to the combat training room.</text:p>
      <text:p text:style-name="Standard">This room has a basic melee combat encounter against a simple enemy, like a rat. Their is a chest with a dagger in it at the start of the room, with a text that describes how to equip it. Opening the chest with the dagger triggers a door to open to the next room. The rat will begin attacking when the player enters that room. Killing the rat opens a door to a third room with a chest and basic armor and stairs down.</text:p>
      <text:p text:style-name="Standard"><text:s/></text:p>
      <text:p text:style-name="Standard">Third room is similar to the second room but trains ranged combat with throwing daggers. This room has no chest at the end.</text:p>
      <text:p text:style-name="Standard">The fourth through Nth room are gameplay rooms, with more monsters and loot. In the last room is a boss monster and a chest that ends the game. When the game is over you are shown a win screen and clicking will take you back to the main menu.</text:p>
      <text:p text:style-name="Standard"/>
      <text:p text:style-name="Standard">If you die, you are shown a defeat screen and clicking will take you back to the menu.</text:p>
      <text:p text:style-name="Heading_20_4"><text:bookmark text:name="_lskas930qmy1"/><text:soft-page-break/>Combat <draw:frame draw:style-name="fr1" draw:name="image6.png" text:anchor-type="as-char" svg:width="0.3335in" svg:height="0.3335in" draw:z-index="0"><draw:image xlink:href="Pictures/100000010000002000000020EEA7ADC8746C032D.png" xlink:type="simple" xlink:show="embed" xlink:actuate="onLoad" draw:mime-type="image/png"/></draw:frame></text:p>
      <text:p text:style-name="Standard">Combat is a simple process. The attack damage of the weapon + A random number from -3 to 6 is the attack roll. The target’s defense is subtracted from this. Any positive remainder is removed from the health of the target. When the target’s health is 0 it dies. Dead monsters leave a corpse behind that may have loot from a loot table.</text:p>
      <text:p text:style-name="Heading_20_3"><text:bookmark text:name="_bdrfvacwaogr"/>Monsters </text:p>
      <text:p text:style-name="Standard">Monsters are given an attack skill using an internal weapon. This can be ranged or melee. Monster AI will be very simple, move toward the player when in view and attack when in range. When a monster is killed it may drop lootable items and/or coins near it. When dropped these items appear near the monster to be looted.</text:p>
      <text:p text:style-name="Heading_20_3"><text:bookmark text:name="_z3ns1w3svtjn"/><text:span text:style-name="T3">Falling </text:span>Items </text:p>
      <text:p text:style-name="Standard">Items are shown in the world as icons on the map. Items can be picked up by clicking on them. If the player has room in the inventory the item is put in the next available slot. If there is no room in the inventory the item is dropped. Dropped items are placed near the player within the map. Items can overlap.</text:p>
      <text:p text:style-name="Standard"/>
      <text:p text:style-name="Standard">Some items are activatable, like a health potion, or protection scroll. When an activatable item is picked up, it’s icon is shown on the action bar on the hud. Clicking the icon in the hud will activate the item. Activated items are destroyed after a single use and are removed from inventory.</text:p>
      <text:p text:style-name="Standard"><text:line-break/>Coin “items” have a value and are added to the coin score when picked up. Coins do not go into inventory.</text:p>
      <text:p text:style-name="Heading_20_1"/>
      <text:p text:style-name="Heading_20_2"/>
      <text:p text:style-name="Heading_20_2"><text:bookmark text:name="_543z40go7onk"/></text:p>
      <text:p text:style-name="Heading_20_2"><text:bookmark text:name="_xt2m21mmdj1"/><text:s text:c="3"/>Menus</text:p>
      <text:p text:style-name="Standard">The game will start on the main menu. During gameplay pressing escape will pause the game and show the main menu.</text:p>
      <text:p text:style-name="P6"><text:bookmark text:name="_9sq6s55afa36"/>Main Menu</text:p>
      <text:p text:style-name="Standard">The main menu has the following items.</text:p>
      <text:list xml:id="list3285621212" text:style-name="WWNum6">
        <text:list-item>
          <text:p text:style-name="P11">Start Game</text:p>
          <text:list>
            <text:list-item>
              <text:p text:style-name="P12"><text:soft-page-break/>Will change to Resume Game when invoked while the game is playing.</text:p>
            </text:list-item>
          </text:list>
        </text:list-item>
        <text:list-item>
          <text:p text:style-name="P11">Options</text:p>
        </text:list-item>
        <text:list-item>
          <text:p text:style-name="P11">Quit</text:p>
        </text:list-item>
      </text:list>
      <text:p text:style-name="P6"><text:bookmark text:name="_e9y5ue59v4fu"/>Options Menu</text:p>
      <text:p text:style-name="Standard">The options menu has three items.</text:p>
      <text:list xml:id="list654314250" text:style-name="WWNum3">
        <text:list-item>
          <text:p text:style-name="P13">Fullscreen</text:p>
        </text:list-item>
        <text:list-item>
          <text:p text:style-name="P13">Volume</text:p>
        </text:list-item>
        <text:list-item>
          <text:p text:style-name="P13">Back</text:p>
        </text:list-item>
      </text:list>
      <text:p text:style-name="Standard"/>
      <text:p text:style-name="Standard"><text:span text:style-name="T2">Player Data </text:span><draw:frame draw:style-name="fr1" draw:name="image22.png" text:anchor-type="as-char" svg:width="1.0835in" svg:height="0.3335in" draw:z-index="1"><draw:image xlink:href="Pictures/1000000100000068000000206F7ED6AFFFFAE7C2.png" xlink:type="simple" xlink:show="embed" xlink:actuate="onLoad" draw:mime-type="image/png"/></draw:frame></text:p>
      <text:p text:style-name="Standard">The player starts with 20 health and 0 defense. Items can increase these values.</text:p>
      <text:p text:style-name="Heading_20_2"><text:bookmark text:name="_yiymddmdqu3"/></text:p>
      <text:p text:style-name="P3"><text:bookmark text:name="_acpk7bsldspq"/>Enemy Types</text:p>
      <text:p text:style-name="Standard">Describes the types of enemies, stats</text:p>
      <text:p text:style-name="Heading_20_3"><text:bookmark text:name="_clzonsrlostj"/>Rat <draw:frame draw:style-name="fr1" draw:name="image16.png" text:anchor-type="as-char" svg:width="0.3335in" svg:height="0.3335in" draw:z-index="2"><draw:image xlink:href="Pictures/100000010000002000000020441107B16B74BE43.png" xlink:type="simple" xlink:show="embed" xlink:actuate="onLoad" draw:mime-type="image/png"/></draw:frame></text:p>
      <text:list xml:id="list2866312509" text:style-name="WWNum7">
        <text:list-item>
          <text:p text:style-name="P14">1 Health</text:p>
        </text:list-item>
        <text:list-item>
          <text:p text:style-name="P14">0 Defense</text:p>
        </text:list-item>
        <text:list-item>
          <text:p text:style-name="P14">Claw Attack</text:p>
          <text:list>
            <text:list-item>
              <text:p text:style-name="P15">Melee</text:p>
            </text:list-item>
            <text:list-item>
              <text:p text:style-name="P15">1 Damage</text:p>
            </text:list-item>
            <text:list-item>
              <text:p text:style-name="P15">1 second cooldown</text:p>
            </text:list-item>
          </text:list>
        </text:list-item>
      </text:list>
      <text:p text:style-name="Heading_20_3"><text:bookmark text:name="_t2lfk7f41t2t"/>Snek <draw:frame draw:style-name="fr1" draw:name="image19.png" text:anchor-type="as-char" svg:width="0.3335in" svg:height="0.3335in" draw:z-index="3"><draw:image xlink:href="Pictures/1000000100000020000000202F66C78D74654A17.png" xlink:type="simple" xlink:show="embed" xlink:actuate="onLoad" draw:mime-type="image/png"/></draw:frame></text:p>
      <text:list xml:id="list181234433514665" text:continue-numbering="true" text:style-name="WWNum7">
        <text:list-item>
          <text:p text:style-name="P14">3 Health</text:p>
        </text:list-item>
        <text:list-item>
          <text:p text:style-name="P14">10 Defense</text:p>
        </text:list-item>
        <text:list-item>
          <text:p text:style-name="P14">Bite Attack</text:p>
          <text:list>
            <text:list-item>
              <text:p text:style-name="P15">Melee</text:p>
            </text:list-item>
            <text:list-item>
              <text:p text:style-name="P15">2 Damage</text:p>
            </text:list-item>
            <text:list-item>
              <text:p text:style-name="P15">1 second cooldown</text:p>
            </text:list-item>
          </text:list>
        </text:list-item>
      </text:list>
      <text:p text:style-name="Heading_20_3"><text:bookmark text:name="_iuhwgb27gpcq"/>Ghust <draw:frame draw:style-name="fr1" draw:name="image25.png" text:anchor-type="as-char" svg:width="0.3335in" svg:height="0.3335in" draw:z-index="4"><draw:image xlink:href="Pictures/10000001000000200000002042524178401ED592.png" xlink:type="simple" xlink:show="embed" xlink:actuate="onLoad" draw:mime-type="image/png"/></draw:frame></text:p>
      <text:list xml:id="list181233747112282" text:continue-numbering="true" text:style-name="WWNum7">
        <text:list-item>
          <text:p text:style-name="P14">2 Health</text:p>
        </text:list-item>
        <text:list-item>
          <text:p text:style-name="P14">15 Defense</text:p>
        </text:list-item>
        <text:list-item>
          <text:p text:style-name="P14">Scare Attack</text:p>
          <text:list>
            <text:list-item>
              <text:p text:style-name="P15">Ranged</text:p>
            </text:list-item>
            <text:list-item>
              <text:p text:style-name="P15">10 Damage</text:p>
            </text:list-item>
            <text:list-item>
              <text:p text:style-name="P15">5 second cooldown</text:p>
            </text:list-item>
          </text:list>
        </text:list-item>
      </text:list>
      <text:p text:style-name="Heading_20_3"><text:bookmark text:name="_c894yu6xb8i6"/>Troll <draw:frame draw:style-name="fr1" draw:name="image34.png" text:anchor-type="as-char" svg:width="0.3335in" svg:height="0.3335in" draw:z-index="5"><draw:image xlink:href="Pictures/10000001000000200000002012C24C17C40C9BD1.png" xlink:type="simple" xlink:show="embed" xlink:actuate="onLoad" draw:mime-type="image/png"/></draw:frame></text:p>
      <text:list xml:id="list181234506154247" text:continue-numbering="true" text:style-name="WWNum7">
        <text:list-item>
          <text:p text:style-name="P14">30 Health</text:p>
        </text:list-item>
        <text:list-item>
          <text:p text:style-name="P14">10 Defense</text:p>
        </text:list-item>
        <text:list-item>
          <text:p text:style-name="P14">Punch Attack</text:p>
          <text:list>
            <text:list-item>
              <text:p text:style-name="P15">Melee</text:p>
            </text:list-item>
            <text:list-item>
              <text:p text:style-name="P15">10 Damage</text:p>
            </text:list-item>
            <text:list-item>
              <text:p text:style-name="P15">1 second cooldown</text:p>
            </text:list-item>
          </text:list>
        </text:list-item>
      </text:list>
      <text:p text:style-name="Heading_20_3"><text:bookmark text:name="_esl02cncih6"/><text:soft-page-break/>Tortile <draw:frame draw:style-name="fr1" draw:name="image8.png" text:anchor-type="as-char" svg:width="0.3335in" svg:height="0.2917in" draw:z-index="6"><draw:image xlink:href="Pictures/10000001000000200000001C9C80C28267ADE503.png" xlink:type="simple" xlink:show="embed" xlink:actuate="onLoad" draw:mime-type="image/png"/></draw:frame></text:p>
      <text:list xml:id="list181234453105667" text:continue-numbering="true" text:style-name="WWNum7">
        <text:list-item>
          <text:p text:style-name="P14">5 Health</text:p>
        </text:list-item>
        <text:list-item>
          <text:p text:style-name="P14">18 Defense</text:p>
        </text:list-item>
        <text:list-item>
          <text:p text:style-name="P14">Headbut Attack</text:p>
          <text:list>
            <text:list-item>
              <text:p text:style-name="P15">Melee</text:p>
            </text:list-item>
            <text:list-item>
              <text:p text:style-name="P15">1 Damage</text:p>
            </text:list-item>
            <text:list-item>
              <text:p text:style-name="P15">15 second cooldown</text:p>
            </text:list-item>
          </text:list>
        </text:list-item>
      </text:list>
      <text:p text:style-name="Heading_20_3"><text:bookmark text:name="_xp2fafzceh2h"/>Blorb <draw:frame draw:style-name="fr1" draw:name="image30.png" text:anchor-type="as-char" svg:width="0.3335in" svg:height="0.2917in" draw:z-index="7"><draw:image xlink:href="Pictures/10000001000000200000001C432323B47A5203F5.png" xlink:type="simple" xlink:show="embed" xlink:actuate="onLoad" draw:mime-type="image/png"/></draw:frame></text:p>
      <text:list xml:id="list181233462073608" text:continue-numbering="true" text:style-name="WWNum7">
        <text:list-item>
          <text:p text:style-name="P14">20 Health</text:p>
        </text:list-item>
        <text:list-item>
          <text:p text:style-name="P14">10 Defense</text:p>
        </text:list-item>
        <text:list-item>
          <text:p text:style-name="P14">Eww Attack</text:p>
          <text:list>
            <text:list-item>
              <text:p text:style-name="P15">Melee</text:p>
            </text:list-item>
            <text:list-item>
              <text:p text:style-name="P15">15 Damage</text:p>
            </text:list-item>
            <text:list-item>
              <text:p text:style-name="P15">2 second cooldown</text:p>
            </text:list-item>
          </text:list>
        </text:list-item>
      </text:list>
      <text:p text:style-name="Heading_20_3"><text:bookmark text:name="_rochu94483be"/><text:line-break/>DudeBro <draw:frame draw:style-name="fr1" draw:name="image15.png" text:anchor-type="as-char" svg:width="0.3335in" svg:height="0.3335in" draw:z-index="8"><draw:image xlink:href="Pictures/1000000100000020000000204C0B0D0B3B6D7739.png" xlink:type="simple" xlink:show="embed" xlink:actuate="onLoad" draw:mime-type="image/png"/></draw:frame></text:p>
      <text:list xml:id="list181235156982733" text:continue-numbering="true" text:style-name="WWNum7">
        <text:list-item>
          <text:p text:style-name="P14">20 Health</text:p>
        </text:list-item>
        <text:list-item>
          <text:p text:style-name="P14">10 Defense</text:p>
        </text:list-item>
        <text:list-item>
          <text:p text:style-name="P14">Rust Attack</text:p>
          <text:list>
            <text:list-item>
              <text:p text:style-name="P15">Melee</text:p>
            </text:list-item>
            <text:list-item>
              <text:p text:style-name="P15">20 Damage</text:p>
            </text:list-item>
            <text:list-item>
              <text:p text:style-name="P15">2 second cooldown</text:p>
            </text:list-item>
          </text:list>
        </text:list-item>
      </text:list>
      <text:p text:style-name="Heading_20_3"><text:bookmark text:name="_u0bh8e5jgp02"/>Munk <draw:frame draw:style-name="fr1" draw:name="image33.png" text:anchor-type="as-char" svg:width="0.3335in" svg:height="0.3335in" draw:z-index="9"><draw:image xlink:href="Pictures/1000000100000020000000207BEAA10A768211B0.png" xlink:type="simple" xlink:show="embed" xlink:actuate="onLoad" draw:mime-type="image/png"/></draw:frame></text:p>
      <text:list xml:id="list181233864245152" text:continue-numbering="true" text:style-name="WWNum7">
        <text:list-item>
          <text:p text:style-name="P14">15 Health</text:p>
        </text:list-item>
        <text:list-item>
          <text:p text:style-name="P14">14 Defense</text:p>
        </text:list-item>
        <text:list-item>
          <text:p text:style-name="P14">Chant Attack</text:p>
          <text:list>
            <text:list-item>
              <text:p text:style-name="P15">Ranged</text:p>
            </text:list-item>
            <text:list-item>
              <text:p text:style-name="P15">25 Damage</text:p>
            </text:list-item>
            <text:list-item>
              <text:p text:style-name="P15">3 second cooldown</text:p>
            </text:list-item>
          </text:list>
        </text:list-item>
      </text:list>
      <text:p text:style-name="Heading_20_3"><text:bookmark text:name="_gz8eukqohgqz"/>Moderator <draw:frame draw:style-name="fr1" draw:name="image27.png" text:anchor-type="as-char" svg:width="0.3335in" svg:height="0.3335in" draw:z-index="10"><draw:image xlink:href="Pictures/100000010000002000000020871BD77948FF103F.png" xlink:type="simple" xlink:show="embed" xlink:actuate="onLoad" draw:mime-type="image/png"/></draw:frame></text:p>
      <text:list xml:id="list181234621091789" text:continue-numbering="true" text:style-name="WWNum7">
        <text:list-item>
          <text:p text:style-name="P14">Boss Mob<text:line-break/>50 Health</text:p>
        </text:list-item>
        <text:list-item>
          <text:p text:style-name="P14">10 Defense</text:p>
        </text:list-item>
        <text:list-item>
          <text:p text:style-name="P14">Ray Attack</text:p>
          <text:list>
            <text:list-item>
              <text:p text:style-name="P15">Ranged</text:p>
            </text:list-item>
            <text:list-item>
              <text:p text:style-name="P15"><text:soft-page-break/>25 Damage</text:p>
            </text:list-item>
            <text:list-item>
              <text:p text:style-name="P15">3 second cooldown</text:p>
            </text:list-item>
          </text:list>
        </text:list-item>
      </text:list>
      <text:p text:style-name="Heading_20_2"><text:bookmark text:name="_qqenjucr5u61"/>Items</text:p>
      <text:p text:style-name="Standard">These items can be picked up from monsters or chests.</text:p>
      <text:p text:style-name="Heading_20_3"/>
      <text:list xml:id="list64319906" text:style-name="WWNum2">
        <text:list-item>
          <text:p text:style-name="P16"/>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0d7c2"/>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Hue Hopper</text:span> Design Document <text:span text:style-name="MT1">Aug</text:span>-<text:span text:style-name="MT1">08</text:span>-202<text:span text:style-name="MT1">2</text:span></text:p>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date>2022-08-11T18:12:06.004000000</dc:date>
    <meta:editing-duration>PT1M19S</meta:editing-duration>
    <meta:editing-cycles>1</meta:editing-cycles>
    <meta:document-statistic meta:table-count="1" meta:image-count="11" meta:object-count="0" meta:page-count="8" meta:paragraph-count="160" meta:word-count="1005" meta:character-count="4986" meta:non-whitespace-character-count="4216"/>
  </office:meta>
</office:document-meta>
</file>